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BOM für den Bau einer!! Wordcloc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ezeichner</text:p>
          </table:table-cell>
          <table:table-cell table:style-name="ce1" office:value-type="string">
            <text:p>Wert</text:p>
          </table:table-cell>
          <table:table-cell office:value-type="string">
            <text:p>Package</text:p>
          </table:table-cell>
          <table:table-cell table:style-name="Default" office:value-type="string">
            <text:p>Händler</text:p>
          </table:table-cell>
          <table:table-cell/>
        </table:table-row>
        <table:table-row table:style-name="ro1">
          <table:table-cell office:value-type="string">
            <text:p>BT1</text:p>
          </table:table-cell>
          <table:table-cell table:style-name="ce1" office:value-type="string">
            <text:p>CR2032</text:p>
          </table:table-cell>
          <table:table-cell office:value-type="string">
            <text:p>Draht mit Batteriesockel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table:style-name="ce1" office:value-type="string">
            <text:p>22p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table:style-name="ce1" office:value-type="string">
            <text:p>22p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table:style-name="ce1" office:value-type="string">
            <text:p>10u Tantal</text:p>
          </table:table-cell>
          <table:table-cell office:value-type="string">
            <text:p>1206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6</text:p>
          </table:table-cell>
          <table:table-cell table:style-name="ce1" office:value-type="string">
            <text:p>16u Tantal</text:p>
          </table:table-cell>
          <table:table-cell office:value-type="string">
            <text:p>121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7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8</text:p>
          </table:table-cell>
          <table:table-cell table:style-name="ce1" office:value-type="string">
            <text:p>16u Tantal</text:p>
          </table:table-cell>
          <table:table-cell office:value-type="string">
            <text:p>121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9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table:style-name="ce1" office:value-type="string">
            <text:p>47u Tantal</text:p>
          </table:table-cell>
          <table:table-cell office:value-type="string">
            <text:p>181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13</text:p>
          </table:table-cell>
          <table:table-cell table:style-name="ce1" office:value-type="string">
            <text:p>47u Tantal</text:p>
          </table:table-cell>
          <table:table-cell office:value-type="string">
            <text:p>181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14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table:style-name="ce1" office:value-type="string">
            <text:p>1u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table:style-name="ce1" office:value-type="string">
            <text:p>LED_GRÜN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D2</text:p>
          </table:table-cell>
          <table:table-cell table:style-name="ce1" office:value-type="string">
            <text:p>LED_GELB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table:style-name="ce1" office:value-type="string">
            <text:p>LED_ROT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DS1</text:p>
          </table:table-cell>
          <table:table-cell table:style-name="ce1" office:value-type="string">
            <text:p>DS3231M</text:p>
          </table:table-cell>
          <table:table-cell office:value-type="string">
            <text:p>SOIC-8-N</text:p>
          </table:table-cell>
          <table:table-cell table:style-name="Default" office:value-type="string">
            <text:p>Farnell</text:p>
          </table:table-cell>
          <table:table-cell/>
        </table:table-row>
        <table:table-row table:style-name="ro1">
          <table:table-cell office:value-type="string">
            <text:p>HT1</text:p>
          </table:table-cell>
          <table:table-cell table:style-name="ce1" office:value-type="string">
            <text:p>HT1632C</text:p>
          </table:table-cell>
          <table:table-cell office:value-type="string">
            <text:p>TQFP52</text:p>
          </table:table-cell>
          <table:table-cell table:style-name="Default" office:value-type="string">
            <text:p>Ebay China</text:p>
          </table:table-cell>
          <table:table-cell/>
        </table:table-row>
        <table:table-row table:style-name="ro1">
          <table:table-cell office:value-type="string">
            <text:p>IC1</text:p>
          </table:table-cell>
          <table:table-cell table:style-name="ce1" office:value-type="string">
            <text:p>ATMEGA8-AI</text:p>
          </table:table-cell>
          <table:table-cell office:value-type="string">
            <text:p>TQFP32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table:style-name="ce1" office:value-type="string">
            <text:p>DCF_CONN_4</text:p>
          </table:table-cell>
          <table:table-cell office:value-type="string">
            <text:p>Buchsenleiste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table:style-name="ce1" office:value-type="string">
            <text:p>5V_CONN_2</text:p>
          </table:table-cell>
          <table:table-cell office:value-type="string">
            <text:p>Kabel anlöt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3</text:p>
          </table:table-cell>
          <table:table-cell table:style-name="ce1" office:value-type="string">
            <text:p>CONN_3X2</text:p>
          </table:table-cell>
          <table:table-cell office:value-type="string">
            <text:p>ISP-Stecker</text:p>
          </table:table-cell>
          <table:table-cell table:style-name="Default" office:value-type="string">
            <text:p>Reichelt, Wannenstecker 6 pins</text:p>
          </table:table-cell>
          <table:table-cell/>
        </table:table-row>
        <table:table-row table:style-name="ro1">
          <table:table-cell office:value-type="string">
            <text:p>P4</text:p>
          </table:table-cell>
          <table:table-cell table:style-name="ce1" office:value-type="string">
            <text:p>Service_CONN_6;</text:p>
          </table:table-cell>
          <table:table-cell office:value-type="string">
            <text:p>Buchsenleiste, gewinkelt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P5</text:p>
          </table:table-cell>
          <table:table-cell table:style-name="ce1" office:value-type="string">
            <text:p>Led_Zeilen_CONN_11;</text:p>
          </table:table-cell>
          <table:table-cell office:value-type="string">
            <text:p>Kabel anlöt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6</text:p>
          </table:table-cell>
          <table:table-cell table:style-name="ce1" office:value-type="string">
            <text:p>Led_Spalten_CONN_11;</text:p>
          </table:table-cell>
          <table:table-cell office:value-type="string">
            <text:p>Kabel anlöt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7</text:p>
          </table:table-cell>
          <table:table-cell table:style-name="ce1" office:value-type="string">
            <text:p>CONN_1</text:p>
          </table:table-cell>
          <table:table-cell office:value-type="string">
            <text:p>Befestigungslo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8</text:p>
          </table:table-cell>
          <table:table-cell table:style-name="ce1" office:value-type="string">
            <text:p>CONN_1</text:p>
          </table:table-cell>
          <table:table-cell office:value-type="string">
            <text:p>Befestigungslo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9</text:p>
          </table:table-cell>
          <table:table-cell table:style-name="ce1" office:value-type="string">
            <text:p>CONN_1</text:p>
          </table:table-cell>
          <table:table-cell office:value-type="string">
            <text:p>Befestigungslo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10</text:p>
          </table:table-cell>
          <table:table-cell table:style-name="ce1" office:value-type="string">
            <text:p>CONN_1</text:p>
          </table:table-cell>
          <table:table-cell office:value-type="string">
            <text:p>Befestigungslo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11</text:p>
          </table:table-cell>
          <table:table-cell table:style-name="ce1" office:value-type="string">
            <text:p>CONN_1</text:p>
          </table:table-cell>
          <table:table-cell office:value-type="string">
            <text:p>leer lass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12</text:p>
          </table:table-cell>
          <table:table-cell table:style-name="ce1" office:value-type="string">
            <text:p>CONN_1</text:p>
          </table:table-cell>
          <table:table-cell office:value-type="string">
            <text:p>leer lass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13</text:p>
          </table:table-cell>
          <table:table-cell table:style-name="ce1" office:value-type="string">
            <text:p>CONN_2</text:p>
          </table:table-cell>
          <table:table-cell office:value-type="string">
            <text:p>leer lass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14</text:p>
          </table:table-cell>
          <table:table-cell table:style-name="ce1" office:value-type="string">
            <text:p>CONN_2</text:p>
          </table:table-cell>
          <table:table-cell office:value-type="string">
            <text:p>leer lassen</text:p>
          </table:table-cell>
          <table:table-cell table:style-name="Default"/>
          <table:table-cell/>
        </table:table-row>
        <table:table-row table:style-name="ro1">
          <table:table-cell office:value-type="string">
            <text:p>Q1</text:p>
          </table:table-cell>
          <table:table-cell table:style-name="ce1" office:value-type="string">
            <text:p>BC817-40</text:p>
          </table:table-cell>
          <table:table-cell office:value-type="string">
            <text:p>SOT23-3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table:style-name="ce1" office:value-type="float" office:value="300">
            <text:p>30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table:style-name="ce1" office:value-type="string">
            <text:p>10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table:style-name="ce1" office:value-type="float" office:value="220">
            <text:p>22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table:style-name="ce1" office:value-type="float" office:value="100">
            <text:p>10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table:style-name="ce1" office:value-type="string">
            <text:p>5,6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6</text:p>
          </table:table-cell>
          <table:table-cell table:style-name="ce1" office:value-type="float" office:value="33">
            <text:p>33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7</text:p>
          </table:table-cell>
          <table:table-cell table:style-name="ce1" office:value-type="float" office:value="820">
            <text:p>82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table:style-name="ce1" office:value-type="float" office:value="820">
            <text:p>82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19</text:p>
          </table:table-cell>
          <table:table-cell table:style-name="ce1" office:value-type="float" office:value="100">
            <text:p>10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table:style-name="ce1" office:value-type="float" office:value="100">
            <text:p>100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1</text:p>
          </table:table-cell>
          <table:table-cell table:style-name="ce1" office:value-type="string">
            <text:p>1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2</text:p>
          </table:table-cell>
          <table:table-cell table:style-name="ce1" office:value-type="string">
            <text:p>1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3</text:p>
          </table:table-cell>
          <table:table-cell table:style-name="ce1" office:value-type="string">
            <text:p>1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R24</text:p>
          </table:table-cell>
          <table:table-cell table:style-name="ce1" office:value-type="string">
            <text:p>1K</text:p>
          </table:table-cell>
          <table:table-cell office:value-type="string">
            <text:p>0805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table:style-name="ce1" office:value-type="string">
            <text:p>LM317</text:p>
          </table:table-cell>
          <table:table-cell office:value-type="string">
            <text:p>SOT-223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table:style-name="ce1" office:value-type="string">
            <text:p>74HC04</text:p>
          </table:table-cell>
          <table:table-cell office:value-type="string">
            <text:p>SOIC-14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table:style-name="ce1" office:value-type="string">
            <text:p>16MHz</text:p>
          </table:table-cell>
          <table:table-cell office:value-type="string">
            <text:p>HC-18UV</text:p>
          </table:table-cell>
          <table:table-cell table:style-name="Default" office:value-type="string">
            <text:p>Reichelt</text:p>
          </table:table-cell>
          <table:table-cell/>
        </table:table-row>
        <table:table-row table:style-name="ro1" table:number-rows-repeated="11">
          <table:table-cell/>
          <table:table-cell table:style-name="ce1"/>
          <table:table-cell/>
          <table:table-cell table:style-name="Default"/>
          <table:table-cell/>
        </table:table-row>
        <table:table-row table:style-name="ro1" table:number-rows-repeated="104849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23:08:47</meta:creation-date>
    <dc:date>2013-04-29T23:25:54</dc:date>
    <meta:editing-duration>P0D</meta:editing-duration>
    <meta:editing-cycles>1</meta:editing-cycles>
    <meta:document-statistic meta:table-count="3" meta:cell-count="245" meta:object-count="0"/>
    <meta:generator>LibreOffice/3.5$Linux_X86_64 LibreOffice_project/350m1$Build-2</meta:generator>
  </office:meta>
</office:document-meta>
</file>